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BEV S.A</text:p>
          </table:table-cell>
          <table:table-cell office:value-type="string" calcext:value-type="string">
            <text:p><text:a xlink:href="http://finance.yahoo.com/q?s=ABEV" xlink:type="simple">ABEV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Beverag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<text:a xlink:href="http://finance.yahoo.com/q?s=AZUL" xlink:type="simple">AZUL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Travel &amp; Leisur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nco Bradesco</text:p>
          </table:table-cell>
          <table:table-cell office:value-type="string" calcext:value-type="string">
            <text:p><text:a xlink:href="http://finance.yahoo.com/q?s=BBD" xlink:type="simple">BBD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Bank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anco Bradesco - Com</text:p>
          </table:table-cell>
          <table:table-cell office:value-type="string" calcext:value-type="string">
            <text:p><text:a xlink:href="http://finance.yahoo.com/q?s=BBDO" xlink:type="simple">BBDO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Banks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anco Santander Brasil</text:p>
          </table:table-cell>
          <table:table-cell office:value-type="string" calcext:value-type="string">
            <text:p><text:a xlink:href="http://finance.yahoo.com/q?s=BSBR" xlink:type="simple">BSBR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Bank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asilAgro</text:p>
          </table:table-cell>
          <table:table-cell office:value-type="string" calcext:value-type="string">
            <text:p><text:a xlink:href="http://finance.yahoo.com/q?s=LND" xlink:type="simple">LND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Real Estate Inv&amp;Serv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askem</text:p>
          </table:table-cell>
          <table:table-cell office:value-type="string" calcext:value-type="string">
            <text:p><text:a xlink:href="http://finance.yahoo.com/q?s=BAK" xlink:type="simple">BAK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Chemical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F S.A.</text:p>
          </table:table-cell>
          <table:table-cell office:value-type="string" calcext:value-type="string">
            <text:p><text:a xlink:href="http://finance.yahoo.com/q?s=BRFS" xlink:type="simple">BRFS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Food Producers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entrais Eletricas Brasileiras - Com</text:p>
          </table:table-cell>
          <table:table-cell office:value-type="string" calcext:value-type="string">
            <text:p><text:a xlink:href="http://finance.yahoo.com/q?s=EBR" xlink:type="simple">EBR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Electricity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ompanhia Brasileira de Distribuica</text:p>
          </table:table-cell>
          <table:table-cell office:value-type="string" calcext:value-type="string">
            <text:p><text:a xlink:href="http://finance.yahoo.com/q?s=CBD" xlink:type="simple">CBD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Food &amp;Drug Retailers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Companhia Energetica de Minas Gerais-CEMIG</text:p>
          </table:table-cell>
          <table:table-cell office:value-type="string" calcext:value-type="string">
            <text:p><text:a xlink:href="http://finance.yahoo.com/q?s=CIG" xlink:type="simple">CIG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Electricity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Companhia Paranaense de Energia-COPEL - UNITS</text:p>
          </table:table-cell>
          <table:table-cell office:value-type="string" calcext:value-type="string">
            <text:p><text:a xlink:href="http://finance.yahoo.com/q?s=ELP" xlink:type="simple">ELP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Electricity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ompanhia Siderurgica Nacional-CSN</text:p>
          </table:table-cell>
          <table:table-cell office:value-type="string" calcext:value-type="string">
            <text:p><text:a xlink:href="http://finance.yahoo.com/q?s=SID" xlink:type="simple">SID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Indust.Metals&amp;Mini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PFL Energia</text:p>
          </table:table-cell>
          <table:table-cell office:value-type="string" calcext:value-type="string">
            <text:p><text:a xlink:href="http://finance.yahoo.com/q?s=CPL" xlink:type="simple">CPL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Electricity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Embraer</text:p>
          </table:table-cell>
          <table:table-cell office:value-type="string" calcext:value-type="string">
            <text:p><text:a xlink:href="http://finance.yahoo.com/q?s=ERJ" xlink:type="simple">ERJ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Aerospace &amp; Defens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afisa</text:p>
          </table:table-cell>
          <table:table-cell office:value-type="string" calcext:value-type="string">
            <text:p><text:a xlink:href="http://finance.yahoo.com/q?s=GFA" xlink:type="simple">GFA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HouseGoods&amp;HomeConst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Gerdau</text:p>
          </table:table-cell>
          <table:table-cell office:value-type="string" calcext:value-type="string">
            <text:p><text:a xlink:href="http://finance.yahoo.com/q?s=GGB" xlink:type="simple">GGB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Indust.Metals&amp;Mining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Getnet Adquirencia e Servicos para Meios de Pagamentos S.A.</text:p>
          </table:table-cell>
          <table:table-cell office:value-type="string" calcext:value-type="string">
            <text:p><text:a xlink:href="http://finance.yahoo.com/q?s=GET" xlink:type="simple">GET</text:a></text:p>
          </table:table-cell>
          <table:table-cell office:value-type="string" calcext:value-type="string">
            <text:p>NASDAQ</text:p>
          </table:table-cell>
          <table:table-cell office:value-type="string" calcext:value-type="string">
            <text:p>Financial Service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Gol Linhas</text:p>
          </table:table-cell>
          <table:table-cell office:value-type="string" calcext:value-type="string">
            <text:p><text:a xlink:href="http://finance.yahoo.com/q?s=GOL" xlink:type="simple">GOL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u Unibanco</text:p>
          </table:table-cell>
          <table:table-cell office:value-type="string" calcext:value-type="string">
            <text:p><text:a xlink:href="http://finance.yahoo.com/q?s=ITUB" xlink:type="simple">ITUB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Banks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Natura &amp; Co Holding</text:p>
          </table:table-cell>
          <table:table-cell office:value-type="string" calcext:value-type="string">
            <text:p><text:a xlink:href="http://finance.yahoo.com/q?s=NTCO" xlink:type="simple">NTCO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Personal Goods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etroleo Brasileiro-Petrobras</text:p>
          </table:table-cell>
          <table:table-cell office:value-type="string" calcext:value-type="string">
            <text:p><text:a xlink:href="http://finance.yahoo.com/q?s=PBR" xlink:type="simple">PBR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Oil &amp; Gas Producers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Petroleo Brasileiro-Petrobras</text:p>
          </table:table-cell>
          <table:table-cell office:value-type="string" calcext:value-type="string">
            <text:p><text:a xlink:href="http://finance.yahoo.com/q?s=PBR.A" xlink:type="simple">PBR.A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Oil &amp; Gas Producers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ABESP</text:p>
          </table:table-cell>
          <table:table-cell office:value-type="string" calcext:value-type="string">
            <text:p><text:a xlink:href="http://finance.yahoo.com/q?s=SBS" xlink:type="simple">SBS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Gas,H20&amp;Multiutility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uzano S.A.</text:p>
          </table:table-cell>
          <table:table-cell office:value-type="string" calcext:value-type="string">
            <text:p><text:a xlink:href="http://finance.yahoo.com/q?s=SUZ" xlink:type="simple">SUZ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Forestry &amp; Paper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elefonica Brasil</text:p>
          </table:table-cell>
          <table:table-cell office:value-type="string" calcext:value-type="string">
            <text:p><text:a xlink:href="http://finance.yahoo.com/q?s=VIV" xlink:type="simple">VIV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Fixed Line Telecom.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IM Participacoes</text:p>
          </table:table-cell>
          <table:table-cell office:value-type="string" calcext:value-type="string">
            <text:p><text:a xlink:href="http://finance.yahoo.com/q?s=TSU" xlink:type="simple">TSU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Mobile Telecom.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Ultrapar</text:p>
          </table:table-cell>
          <table:table-cell office:value-type="string" calcext:value-type="string">
            <text:p><text:a xlink:href="http://finance.yahoo.com/q?s=UGP" xlink:type="simple">UGP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Gas,H20&amp;Multiutility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ale - Com</text:p>
          </table:table-cell>
          <table:table-cell office:value-type="string" calcext:value-type="string">
            <text:p><text:a xlink:href="http://finance.yahoo.com/q?s=VALE" xlink:type="simple">VALE</text:a></text:p>
          </table:table-cell>
          <table:table-cell office:value-type="string" calcext:value-type="string">
            <text:p>NYSE</text:p>
          </table:table-cell>
          <table:table-cell office:value-type="string" calcext:value-type="string">
            <text:p>Indust.Metals&amp;Mi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23:15:49.684815439</meta:creation-date>
    <dc:date>2022-09-07T23:16:28.619520043</dc:date>
    <meta:editing-duration>PT39S</meta:editing-duration>
    <meta:editing-cycles>1</meta:editing-cycles>
    <meta:document-statistic meta:table-count="1" meta:cell-count="145" meta:object-count="0"/>
    <meta:generator>LibreOffice/6.4.7.2$Linux_X86_64 LibreOffice_project/40$Build-2</meta:generator>
  </office:meta>
</office:document-meta>
</file>